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Telugu" svg:font-family="'Lohit Telugu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4e311"/>
    </style:style>
    <style:style style:name="P3" style:family="paragraph" style:parent-style-name="Standard">
      <style:paragraph-properties fo:text-align="center" style:justify-single-word="false"/>
      <style:text-properties officeooo:paragraph-rsid="00177111"/>
    </style:style>
    <style:style style:name="P4" style:family="paragraph" style:parent-style-name="Standard">
      <style:paragraph-properties fo:text-align="center" style:justify-single-word="false"/>
      <style:text-properties officeooo:paragraph-rsid="00183245"/>
    </style:style>
    <style:style style:name="P5" style:family="paragraph" style:parent-style-name="Standard">
      <style:paragraph-properties fo:text-align="center" style:justify-single-word="false"/>
      <style:text-properties officeooo:paragraph-rsid="0018a32a"/>
    </style:style>
    <style:style style:name="P6" style:family="paragraph" style:parent-style-name="Standard">
      <style:paragraph-properties fo:text-align="center" style:justify-single-word="false"/>
      <style:text-properties officeooo:paragraph-rsid="001a6cb4"/>
    </style:style>
    <style:style style:name="P7" style:family="paragraph" style:parent-style-name="Standard">
      <style:paragraph-properties fo:text-align="center" style:justify-single-word="false"/>
      <style:text-properties officeooo:paragraph-rsid="001f370d"/>
    </style:style>
    <style:style style:name="P8" style:family="paragraph" style:parent-style-name="Standard">
      <style:paragraph-properties fo:text-align="center" style:justify-single-word="false"/>
      <style:text-properties officeooo:paragraph-rsid="0026ba2b"/>
    </style:style>
    <style:style style:name="P9" style:family="paragraph" style:parent-style-name="Standard">
      <style:paragraph-properties fo:text-align="center" style:justify-single-word="false"/>
      <style:text-properties officeooo:paragraph-rsid="002e545f"/>
    </style:style>
    <style:style style:name="P10" style:family="paragraph" style:parent-style-name="Standard">
      <style:paragraph-properties fo:text-align="center" style:justify-single-word="false"/>
      <style:text-properties officeooo:paragraph-rsid="002f2f8e"/>
    </style:style>
    <style:style style:name="P11" style:family="paragraph" style:parent-style-name="Standard">
      <style:paragraph-properties fo:text-align="center" style:justify-single-word="false"/>
      <style:text-properties officeooo:paragraph-rsid="003a6cc7"/>
    </style:style>
    <style:style style:name="P12" style:family="paragraph" style:parent-style-name="Standard">
      <style:paragraph-properties fo:text-align="center" style:justify-single-word="false"/>
      <style:text-properties officeooo:paragraph-rsid="003b0e7f"/>
    </style:style>
    <style:style style:name="P13" style:family="paragraph" style:parent-style-name="Standard">
      <style:paragraph-properties fo:text-align="center" style:justify-single-word="false"/>
      <style:text-properties officeooo:paragraph-rsid="003c2834"/>
    </style:style>
    <style:style style:name="P14" style:family="paragraph" style:parent-style-name="Standard">
      <style:paragraph-properties fo:text-align="center" style:justify-single-word="false"/>
      <style:text-properties officeooo:paragraph-rsid="003c4b43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322733"/>
    </style:style>
    <style:style style:name="P17" style:family="paragraph" style:parent-style-name="Standard">
      <style:paragraph-properties fo:text-align="start" style:justify-single-word="false"/>
      <style:text-properties officeooo:paragraph-rsid="00327031"/>
    </style:style>
    <style:style style:name="T1" style:family="text">
      <style:text-properties fo:font-variant="normal" fo:text-transform="none" fo:color="#000000" loext:opacity="100%" fo:font-size="16pt" fo:letter-spacing="normal" fo:font-weight="bold" style:font-size-asian="16pt" style:font-weight-asian="bold" style:font-name-complex="Lohit Telugu" style:font-size-complex="16pt" style:font-style-complex="normal" style:font-weight-complex="bold"/>
    </style:style>
    <style:style style:name="T2" style:family="text">
      <style:text-properties fo:font-variant="normal" fo:text-transform="none" fo:color="#000000" loext:opacity="100%" style:font-name="Lohit Telugu" fo:font-size="16pt" fo:letter-spacing="normal" fo:font-style="normal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000000" loext:opacity="100%" style:font-name="Lohit Telugu" fo:font-size="16pt" fo:letter-spacing="normal" fo:font-weight="bold" style:font-size-asian="16pt" style:font-weight-asian="bold" style:font-name-complex="Lohit Telugu" style:font-size-complex="16pt" style:font-style-complex="normal" style:font-weight-complex="bold"/>
    </style:style>
    <style:style style:name="T4" style:family="text">
      <style:text-properties fo:font-variant="normal" fo:text-transform="none" fo:color="#000000" loext:opacity="100%" style:font-name="Lohit Telugu" fo:font-size="14pt" fo:letter-spacing="normal" fo:font-weight="bold" style:font-size-asian="14pt" style:font-weight-asian="bold" style:font-name-complex="Lohit Telugu" style:font-size-complex="14pt" style:font-style-complex="normal" style:font-weight-complex="bold"/>
    </style:style>
    <style:style style:name="T5" style:family="text">
      <style:text-properties fo:font-variant="normal" fo:text-transform="none" fo:color="#000000" loext:opacity="100%" style:font-name="Lohit Telugu" fo:font-size="14pt" fo:letter-spacing="normal" fo:font-weight="bold" officeooo:rsid="0011a8af" style:font-size-asian="14pt" style:font-weight-asian="bold" style:font-name-complex="Lohit Telugu" style:font-size-complex="14pt" style:font-style-complex="normal" style:font-weight-complex="bold"/>
    </style:style>
    <style:style style:name="T6" style:family="text">
      <style:text-properties fo:font-variant="normal" fo:text-transform="none" fo:color="#000000" loext:opacity="100%" style:font-name="Lohit Telugu" fo:font-size="14pt" fo:letter-spacing="normal" fo:font-weight="normal" style:font-size-asian="14pt" style:font-weight-asian="normal" style:font-name-complex="Lohit Telugu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Lohit Telugu" fo:font-size="14pt" fo:letter-spacing="normal" fo:font-style="normal" fo:font-weight="bold" style:font-size-asian="14pt" style:font-weight-asian="bold" style:font-name-complex="Lohit Telugu" style:font-size-complex="14pt" style:font-style-complex="normal" style:font-weight-complex="bold"/>
    </style:style>
    <style:style style:name="T8" style:family="text">
      <style:text-properties fo:font-variant="normal" fo:text-transform="none" fo:color="#000000" loext:opacity="100%" style:font-name="Lohit Telugu" fo:font-size="14pt" fo:letter-spacing="normal" fo:font-style="normal" fo:font-weight="bold" officeooo:rsid="0011a8af" style:font-size-asian="14pt" style:font-weight-asian="bold" style:font-name-complex="Lohit Telugu" style:font-size-complex="14pt" style:font-style-complex="normal" style:font-weight-complex="bold"/>
    </style:style>
    <style:style style:name="T9" style:family="text">
      <style:text-properties fo:font-variant="normal" fo:text-transform="none" fo:color="#000000" loext:opacity="100%" style:font-name="Lohit Telugu" fo:font-size="14pt" fo:letter-spacing="normal" fo:font-style="normal" fo:font-weight="bold" officeooo:rsid="0012c8ed" style:font-size-asian="14pt" style:font-weight-asian="bold" style:font-name-complex="Lohit Telugu" style:font-size-complex="14pt" style:font-style-complex="normal" style:font-weight-complex="bold"/>
    </style:style>
    <style:style style:name="T10" style:family="text">
      <style:text-properties fo:font-variant="normal" fo:text-transform="none" fo:color="#000000" loext:opacity="100%" style:font-name="Lohit Telugu" fo:font-size="12pt" fo:letter-spacing="normal" fo:font-weight="normal" officeooo:rsid="001de8a1" style:font-size-asian="12pt" style:font-weight-asian="normal" style:font-name-complex="Lohit Telugu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Lohit Telugu" fo:font-size="12pt" fo:letter-spacing="normal" fo:font-weight="bold" officeooo:rsid="001de8a1" style:font-size-asian="12pt" style:font-weight-asian="bold" style:font-name-complex="Lohit Telugu" style:font-size-complex="12pt" style:font-style-complex="normal" style:font-weight-complex="bold"/>
    </style:style>
    <style:style style:name="T12" style:family="text">
      <style:text-properties fo:font-variant="normal" fo:text-transform="none" fo:color="#000000" loext:opacity="100%" style:font-name="Lohit Telugu" fo:font-size="12pt" fo:letter-spacing="normal" fo:font-weight="bold" officeooo:rsid="003a6cc7" style:font-size-asian="12pt" style:font-weight-asian="bold" style:font-name-complex="Lohit Telugu" style:font-size-complex="12pt" style:font-style-complex="normal" style:font-weight-complex="bold"/>
    </style:style>
    <style:style style:name="T13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1348b2" style:font-size-asian="10.5pt" style:font-weight-asian="normal" style:font-name-complex="Lohit Telugu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144623" style:font-size-asian="10.5pt" style:font-weight-asian="normal" style:font-name-complex="Lohit Telugu" style:font-size-complex="12pt" style:font-style-complex="normal" style:font-weight-complex="normal"/>
    </style:style>
    <style:style style:name="T15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14e311" style:font-size-asian="10.5pt" style:font-weight-asian="normal" style:font-name-complex="Lohit Telugu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168c7b" style:font-size-asian="10.5pt" style:font-weight-asian="normal" style:font-name-complex="Lohit Telugu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183245" style:font-size-asian="12pt" style:font-weight-asian="normal" style:font-name-complex="Lohit Telugu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1a6cb4" style:font-size-asian="12pt" style:font-weight-asian="normal" style:font-name-complex="Lohit Telugu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1b14ee" style:font-size-asian="12pt" style:font-weight-asian="normal" style:font-name-complex="Lohit Telugu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1affc3" style:font-size-asian="12pt" style:font-weight-asian="normal" style:font-name-complex="Lohit Telugu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1c1e96" style:font-size-asian="12pt" style:font-weight-asian="normal" style:font-name-complex="Lohit Telugu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1f370d" style:font-size-asian="12pt" style:font-weight-asian="normal" style:font-name-complex="Lohit Telugu" style:font-size-complex="12pt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1c327" style:font-size-asian="12pt" style:font-weight-asian="normal" style:font-name-complex="Lohit Telugu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3fc73" style:font-size-asian="12pt" style:font-weight-asian="normal" style:font-name-complex="Lohit Telugu" style:font-size-complex="12pt" style:font-style-complex="normal" style:font-weight-complex="normal"/>
    </style:style>
    <style:style style:name="T25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5a30a" style:font-size-asian="12pt" style:font-weight-asian="normal" style:font-name-complex="Lohit Telugu" style:font-size-complex="12pt" style:font-style-complex="normal" style:font-weight-complex="normal"/>
    </style:style>
    <style:style style:name="T26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64999" style:font-size-asian="12pt" style:font-weight-asian="normal" style:font-name-complex="Lohit Telugu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6ba2b" style:font-size-asian="12pt" style:font-weight-asian="normal" style:font-name-complex="Lohit Telugu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6ba2b" style:font-size-asian="12pt" style:font-weight-asian="normal" style:font-name-complex="Lohit Telugu" style:font-size-complex="12pt" style:font-style-complex="normal" style:font-weight-complex="normal" loext:padding="0.049cm" loext:border="0.06pt solid #d9d9e3"/>
    </style:style>
    <style:style style:name="T29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8a209" style:font-size-asian="12pt" style:font-weight-asian="normal" style:font-name-complex="Lohit Telugu" style:font-size-complex="12pt" style:font-style-complex="normal" style:font-weight-complex="normal"/>
    </style:style>
    <style:style style:name="T30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2f2f8e" style:font-size-asian="12pt" style:font-weight-asian="normal" style:font-name-complex="Lohit Telugu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22733" style:font-size-asian="12pt" style:font-weight-asian="normal" style:font-name-complex="Lohit Telugu" style:font-size-complex="12pt" style:font-style-complex="normal" style:font-weight-complex="normal"/>
    </style:style>
    <style:style style:name="T32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27031" style:font-size-asian="12pt" style:font-weight-asian="normal" style:font-name-complex="Lohit Telugu" style:font-size-complex="12pt" style:font-style-complex="normal" style:font-weight-complex="normal"/>
    </style:style>
    <style:style style:name="T33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3d85a" style:font-size-asian="12pt" style:font-weight-asian="normal" style:font-name-complex="Lohit Telugu" style:font-size-complex="12pt" style:font-style-complex="normal" style:font-weight-complex="normal"/>
    </style:style>
    <style:style style:name="T34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5c444" style:font-size-asian="12pt" style:font-weight-asian="normal" style:font-name-complex="Lohit Telugu" style:font-size-complex="12pt" style:font-style-complex="normal" style:font-weight-complex="normal"/>
    </style:style>
    <style:style style:name="T35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60ab9" style:font-size-asian="12pt" style:font-weight-asian="normal" style:font-name-complex="Lohit Telugu" style:font-size-complex="12pt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c4b43" style:font-size-asian="12pt" style:font-weight-asian="normal" style:font-name-complex="Lohit Telugu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ea778" style:font-size-asian="12pt" style:font-weight-asian="normal" style:font-name-complex="Lohit Telugu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1de8a1" style:font-size-asian="12pt" style:font-weight-asian="normal" style:font-name-complex="Lohit Telugu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a6cc7" style:font-size-asian="12pt" style:font-weight-asian="normal" style:font-name-complex="Lohit Telugu" style:font-size-complex="12pt" style:font-style-complex="normal" style:font-weight-complex="normal"/>
    </style:style>
    <style:style style:name="T40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1e4ae2" style:font-size-asian="12pt" style:font-weight-asian="normal" style:font-name-complex="Lohit Telugu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9a496" style:font-size-asian="12pt" style:font-weight-asian="normal" style:font-name-complex="Lohit Telugu" style:font-size-complex="12pt" style:font-style-complex="normal" style:font-weight-complex="normal"/>
    </style:style>
    <style:style style:name="T42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b0e7f" style:font-size-asian="12pt" style:font-weight-asian="normal" style:font-name-complex="Lohit Telugu" style:font-size-complex="12pt" style:font-style-complex="normal" style:font-weight-complex="normal"/>
    </style:style>
    <style:style style:name="T43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c2834" style:font-size-asian="12pt" style:font-weight-asian="normal" style:font-name-complex="Lohit Telugu" style:font-size-complex="12pt" style:font-style-complex="normal" style:font-weight-complex="normal"/>
    </style:style>
    <style:style style:name="T44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dc01d" style:font-size-asian="12pt" style:font-weight-asian="normal" style:font-name-complex="Lohit Telugu" style:font-size-complex="12pt" style:font-style-complex="normal" style:font-weight-complex="normal"/>
    </style:style>
    <style:style style:name="T45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43c0d1" style:font-size-asian="12pt" style:font-weight-asian="normal" style:font-name-complex="Lohit Telugu" style:font-size-complex="12pt" style:font-style-complex="normal" style:font-weight-complex="normal"/>
    </style:style>
    <style:style style:name="T46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7cac9" fo:background-color="transparent" loext:char-shading-value="0" style:font-size-asian="12pt" style:font-weight-asian="normal" style:font-name-complex="Lohit Telugu" style:font-size-complex="12pt" style:font-style-complex="normal" style:font-weight-complex="normal"/>
    </style:style>
    <style:style style:name="T47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1e4ae2" fo:background-color="transparent" loext:char-shading-value="0" style:font-size-asian="12pt" style:font-weight-asian="normal" style:font-name-complex="Lohit Telugu" style:font-size-complex="12pt" style:font-style-complex="normal" style:font-weight-complex="normal"/>
    </style:style>
    <style:style style:name="T48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b0e7f" fo:background-color="transparent" loext:char-shading-value="0" style:font-size-asian="12pt" style:font-weight-asian="normal" style:font-name-complex="Lohit Telugu" style:font-size-complex="12pt" style:font-style-complex="normal" style:font-weight-complex="normal"/>
    </style:style>
    <style:style style:name="T49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f8337" fo:background-color="transparent" loext:char-shading-value="0" style:font-size-asian="12pt" style:font-weight-asian="normal" style:font-name-complex="Lohit Telugu" style:font-size-complex="12pt" style:font-style-complex="normal" style:font-weight-complex="normal"/>
    </style:style>
    <style:style style:name="T50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411ecb" fo:background-color="transparent" loext:char-shading-value="0" style:font-size-asian="12pt" style:font-weight-asian="normal" style:font-name-complex="Lohit Telugu" style:font-size-complex="12pt" style:font-style-complex="normal" style:font-weight-complex="normal"/>
    </style:style>
    <style:style style:name="T51" style:family="text">
      <style:text-properties fo:font-variant="normal" fo:text-transform="none" fo:color="#000000" loext:opacity="100%" style:font-name="Liberation Mono" fo:font-size="12pt" fo:letter-spacing="normal" fo:font-style="normal" fo:font-weight="bold" officeooo:rsid="00144623" style:font-size-asian="10.5pt" style:font-weight-asian="bold" style:font-name-complex="Lohit Telugu" style:font-size-complex="12pt" style:font-style-complex="normal" style:font-weight-complex="bold"/>
    </style:style>
    <style:style style:name="T52" style:family="text">
      <style:text-properties fo:font-variant="normal" fo:text-transform="none" fo:color="#000000" loext:opacity="100%" style:font-name="Liberation Mono" fo:font-size="12pt" fo:letter-spacing="normal" fo:font-style="normal" fo:font-weight="bold" officeooo:rsid="0025a30a" style:font-size-asian="12pt" style:font-weight-asian="bold" style:font-name-complex="Lohit Telugu" style:font-size-complex="12pt" style:font-style-complex="normal" style:font-weight-complex="bold"/>
    </style:style>
    <style:style style:name="T53" style:family="text">
      <style:text-properties fo:font-variant="normal" fo:text-transform="none" fo:color="#000000" loext:opacity="100%" style:font-name="Liberation Mono" fo:font-size="12pt" fo:letter-spacing="normal" fo:font-style="normal" fo:font-weight="bold" officeooo:rsid="00264999" style:font-size-asian="12pt" style:font-weight-asian="bold" style:font-name-complex="Lohit Telugu" style:font-size-complex="12pt" style:font-style-complex="normal" style:font-weight-complex="bold"/>
    </style:style>
    <style:style style:name="T54" style:family="text">
      <style:text-properties fo:font-variant="normal" fo:text-transform="none" fo:color="#000000" loext:opacity="100%" style:font-name="Liberation Mono" fo:font-size="12pt" fo:letter-spacing="normal" fo:font-style="normal" fo:font-weight="bold" officeooo:rsid="00183245" style:font-size-asian="12pt" style:font-weight-asian="bold" style:font-name-complex="Lohit Telugu" style:font-size-complex="12pt" style:font-style-complex="normal" style:font-weight-complex="bold"/>
    </style:style>
    <style:style style:name="T55" style:family="text">
      <style:text-properties fo:font-variant="normal" fo:text-transform="none" fo:color="#000000" loext:opacity="100%" style:font-name="Liberation Mono" fo:font-size="12pt" fo:letter-spacing="normal" fo:font-style="normal" fo:font-weight="bold" officeooo:rsid="0026ba2b" style:font-size-asian="12pt" style:font-weight-asian="bold" style:font-name-complex="Lohit Telugu" style:font-size-complex="12pt" style:font-style-complex="normal" style:font-weight-complex="bold"/>
    </style:style>
    <style:style style:name="T56" style:family="text">
      <style:text-properties fo:font-variant="normal" fo:text-transform="none" fo:color="#000000" loext:opacity="100%" style:font-name="Liberation Mono" fo:font-size="12pt" fo:letter-spacing="normal" fo:font-weight="normal" officeooo:rsid="0016c79b" style:font-size-asian="10.5pt" style:font-weight-asian="normal" style:font-name-complex="Lohit Telugu" style:font-size-complex="12pt" style:font-style-complex="normal" style:font-weight-complex="normal"/>
    </style:style>
    <style:style style:name="T57" style:family="text">
      <style:text-properties fo:font-variant="normal" fo:text-transform="none" fo:color="#000000" loext:opacity="100%" style:font-name="Liberation Mono" fo:font-size="12pt" fo:letter-spacing="normal" fo:font-weight="normal" officeooo:rsid="00177111" style:font-size-asian="10.5pt" style:font-weight-asian="normal" style:font-name-complex="Lohit Telugu" style:font-size-complex="12pt" style:font-style-complex="normal" style:font-weight-complex="normal"/>
    </style:style>
    <style:style style:name="T58" style:family="text">
      <style:text-properties fo:font-variant="normal" fo:text-transform="none" fo:color="#000000" loext:opacity="100%" style:font-name="Liberation Mono" fo:font-size="12pt" fo:letter-spacing="normal" fo:font-weight="normal" officeooo:rsid="00183245" style:font-size-asian="10.5pt" style:font-weight-asian="normal" style:font-name-complex="Lohit Telugu" style:font-size-complex="12pt" style:font-style-complex="normal" style:font-weight-complex="normal"/>
    </style:style>
    <style:style style:name="T59" style:family="text">
      <style:text-properties fo:font-variant="normal" fo:text-transform="none" fo:color="#000000" loext:opacity="100%" style:font-name="Liberation Mono" fo:font-size="12pt" fo:letter-spacing="normal" fo:font-weight="normal" officeooo:rsid="001a6cb4" style:font-size-asian="10.5pt" style:font-weight-asian="normal" style:font-name-complex="Lohit Telugu" style:font-size-complex="12pt" style:font-style-complex="normal" style:font-weight-complex="normal"/>
    </style:style>
    <style:style style:name="T60" style:family="text">
      <style:text-properties fo:font-variant="normal" fo:text-transform="none" fo:color="#000000" loext:opacity="100%" style:font-name="Liberation Mono" fo:font-size="12pt" fo:letter-spacing="normal" fo:font-weight="normal" officeooo:rsid="001b14ee" style:font-size-asian="10.5pt" style:font-weight-asian="normal" style:font-name-complex="Lohit Telugu" style:font-size-complex="12pt" style:font-style-complex="normal" style:font-weight-complex="normal"/>
    </style:style>
    <style:style style:name="T61" style:family="text">
      <style:text-properties fo:font-variant="normal" fo:text-transform="none" fo:color="#000000" loext:opacity="100%" style:font-name="Liberation Mono" fo:font-size="12pt" fo:letter-spacing="normal" fo:font-weight="normal" officeooo:rsid="002e545f" style:font-size-asian="10.5pt" style:font-weight-asian="normal" style:font-name-complex="Lohit Telugu" style:font-size-complex="12pt" style:font-style-complex="normal" style:font-weight-complex="normal"/>
    </style:style>
    <style:style style:name="T62" style:family="text">
      <style:text-properties fo:font-variant="normal" fo:text-transform="none" fo:color="#000000" loext:opacity="100%" style:font-name="Liberation Mono" fo:font-size="12pt" fo:letter-spacing="normal" fo:font-weight="normal" officeooo:rsid="0033d85a" style:font-size-asian="10.5pt" style:font-weight-asian="normal" style:font-name-complex="Lohit Telugu" style:font-size-complex="12pt" style:font-style-complex="normal" style:font-weight-complex="normal"/>
    </style:style>
    <style:style style:name="T63" style:family="text">
      <style:text-properties fo:font-variant="normal" fo:text-transform="none" fo:color="#000000" loext:opacity="100%" style:font-name="Liberation Mono" fo:font-size="12pt" fo:letter-spacing="normal" fo:font-weight="normal" officeooo:rsid="0016c79b" style:font-size-asian="10.5pt" style:font-weight-asian="normal" style:font-name-complex="Liberation Mono" style:font-size-complex="12pt" style:font-style-complex="normal" style:font-weight-complex="normal"/>
    </style:style>
    <style:style style:name="T64" style:family="text">
      <style:text-properties fo:font-variant="normal" fo:text-transform="none" fo:color="#000000" loext:opacity="100%" style:font-name="Liberation Mono" fo:font-size="12pt" fo:letter-spacing="normal" fo:font-weight="normal" officeooo:rsid="0016c79b" style:font-size-asian="12pt" style:font-weight-asian="normal" style:font-name-complex="Lohit Telugu" style:font-size-complex="12pt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Liberation Mono" fo:font-size="12pt" fo:letter-spacing="normal" fo:font-weight="normal" officeooo:rsid="00177111" style:font-size-asian="12pt" style:font-weight-asian="normal" style:font-name-complex="Lohit Telugu" style:font-size-complex="12pt" style:font-style-complex="normal" style:font-weight-complex="normal"/>
    </style:style>
    <style:style style:name="T66" style:family="text">
      <style:text-properties fo:font-variant="normal" fo:text-transform="none" fo:color="#000000" loext:opacity="100%" style:font-name="Liberation Mono" fo:font-size="12pt" fo:letter-spacing="normal" fo:font-weight="normal" officeooo:rsid="001b14ee" style:font-size-asian="12pt" style:font-weight-asian="normal" style:font-name-complex="Lohit Telugu" style:font-size-complex="12pt" style:font-style-complex="normal" style:font-weight-complex="normal"/>
    </style:style>
    <style:style style:name="T67" style:family="text">
      <style:text-properties fo:font-variant="normal" fo:text-transform="none" fo:color="#000000" loext:opacity="100%" style:font-name="Liberation Mono" fo:font-size="12pt" fo:letter-spacing="normal" fo:font-weight="normal" officeooo:rsid="001c1e96" style:font-size-asian="12pt" style:font-weight-asian="normal" style:font-name-complex="Lohit Telugu" style:font-size-complex="12pt" style:font-style-complex="normal" style:font-weight-complex="normal"/>
    </style:style>
    <style:style style:name="T68" style:family="text">
      <style:text-properties fo:font-variant="normal" fo:text-transform="none" fo:color="#000000" loext:opacity="100%" style:font-name="Liberation Mono" fo:font-size="12pt" fo:letter-spacing="normal" fo:font-weight="normal" officeooo:rsid="001de8a1" style:font-size-asian="12pt" style:font-weight-asian="normal" style:font-name-complex="Lohit Telugu" style:font-size-complex="12pt" style:font-style-complex="normal" style:font-weight-complex="normal"/>
    </style:style>
    <style:style style:name="T69" style:family="text">
      <style:text-properties fo:font-variant="normal" fo:text-transform="none" fo:color="#000000" loext:opacity="100%" style:font-name="Liberation Mono" fo:font-size="12pt" fo:letter-spacing="normal" fo:font-weight="normal" officeooo:rsid="001e4ae2" style:font-size-asian="12pt" style:font-weight-asian="normal" style:font-name-complex="Lohit Telugu" style:font-size-complex="12pt" style:font-style-complex="normal" style:font-weight-complex="normal"/>
    </style:style>
    <style:style style:name="T70" style:family="text">
      <style:text-properties fo:font-variant="normal" fo:text-transform="none" fo:color="#000000" loext:opacity="100%" style:font-name="Liberation Mono" fo:font-size="12pt" fo:letter-spacing="normal" fo:font-weight="normal" officeooo:rsid="001f370d" style:font-size-asian="12pt" style:font-weight-asian="normal" style:font-name-complex="Lohit Telugu" style:font-size-complex="12pt" style:font-style-complex="normal" style:font-weight-complex="normal"/>
    </style:style>
    <style:style style:name="T71" style:family="text">
      <style:text-properties fo:font-variant="normal" fo:text-transform="none" fo:color="#000000" loext:opacity="100%" style:font-name="Liberation Mono" fo:font-size="12pt" fo:letter-spacing="normal" fo:font-weight="normal" officeooo:rsid="0021c327" style:font-size-asian="12pt" style:font-weight-asian="normal" style:font-name-complex="Lohit Telugu" style:font-size-complex="12pt" style:font-style-complex="normal" style:font-weight-complex="normal"/>
    </style:style>
    <style:style style:name="T72" style:family="text">
      <style:text-properties fo:font-variant="normal" fo:text-transform="none" fo:color="#000000" loext:opacity="100%" style:font-name="Liberation Mono" fo:font-size="12pt" fo:letter-spacing="normal" fo:font-weight="normal" officeooo:rsid="002e545f" style:font-size-asian="12pt" style:font-weight-asian="normal" style:font-name-complex="Lohit Telugu" style:font-size-complex="12pt" style:font-style-complex="normal" style:font-weight-complex="normal"/>
    </style:style>
    <style:style style:name="T73" style:family="text">
      <style:text-properties fo:font-variant="normal" fo:text-transform="none" fo:color="#000000" loext:opacity="100%" style:font-name="Liberation Mono" fo:font-size="12pt" fo:letter-spacing="normal" fo:font-weight="normal" officeooo:rsid="0033fc7a" style:font-size-asian="12pt" style:font-weight-asian="normal" style:font-name-complex="Lohit Telugu" style:font-size-complex="12pt" style:font-style-complex="normal" style:font-weight-complex="normal"/>
    </style:style>
    <style:style style:name="T74" style:family="text">
      <style:text-properties fo:font-variant="normal" fo:text-transform="none" fo:color="#000000" loext:opacity="100%" style:font-name="Liberation Mono" fo:font-size="12pt" fo:letter-spacing="normal" fo:font-weight="normal" officeooo:rsid="0037cac9" style:font-size-asian="12pt" style:font-weight-asian="normal" style:font-name-complex="Lohit Telugu" style:font-size-complex="12pt" style:font-style-complex="normal" style:font-weight-complex="normal"/>
    </style:style>
    <style:style style:name="T75" style:family="text">
      <style:text-properties fo:font-variant="normal" fo:text-transform="none" fo:color="#000000" loext:opacity="100%" style:font-name="Liberation Mono" fo:font-size="12pt" fo:letter-spacing="normal" fo:font-weight="normal" officeooo:rsid="0039a496" style:font-size-asian="12pt" style:font-weight-asian="normal" style:font-name-complex="Lohit Telugu" style:font-size-complex="12pt" style:font-style-complex="normal" style:font-weight-complex="normal"/>
    </style:style>
    <style:style style:name="T76" style:family="text">
      <style:text-properties fo:font-variant="normal" fo:text-transform="none" fo:color="#000000" loext:opacity="100%" style:font-name="Liberation Mono" fo:font-size="12pt" fo:letter-spacing="normal" fo:font-weight="normal" officeooo:rsid="003a6cc7" style:font-size-asian="12pt" style:font-weight-asian="normal" style:font-name-complex="Lohit Telugu" style:font-size-complex="12pt" style:font-style-complex="normal" style:font-weight-complex="normal"/>
    </style:style>
    <style:style style:name="T77" style:family="text">
      <style:text-properties fo:font-variant="normal" fo:text-transform="none" fo:color="#000000" loext:opacity="100%" style:font-name="Liberation Mono" fo:font-size="12pt" fo:letter-spacing="normal" fo:font-weight="normal" officeooo:rsid="003b0e7f" style:font-size-asian="12pt" style:font-weight-asian="normal" style:font-name-complex="Lohit Telugu" style:font-size-complex="12pt" style:font-style-complex="normal" style:font-weight-complex="normal"/>
    </style:style>
    <style:style style:name="T78" style:family="text">
      <style:text-properties fo:font-variant="normal" fo:text-transform="none" fo:color="#000000" loext:opacity="100%" style:font-name="Liberation Mono" fo:font-size="12pt" fo:letter-spacing="normal" fo:font-weight="normal" officeooo:rsid="00418645" style:font-size-asian="12pt" style:font-weight-asian="normal" style:font-name-complex="Lohit Telugu" style:font-size-complex="12pt" style:font-style-complex="normal" style:font-weight-complex="normal"/>
    </style:style>
    <style:style style:name="T79" style:family="text">
      <style:text-properties fo:font-variant="normal" fo:text-transform="none" fo:color="#000000" loext:opacity="100%" style:font-name="Liberation Mono" fo:font-size="12pt" fo:letter-spacing="normal" fo:font-weight="normal" officeooo:rsid="002e545f" style:font-size-asian="12pt" style:font-weight-asian="normal" style:font-name-complex="Liberation Mono" style:font-size-complex="12pt" style:font-style-complex="normal" style:font-weight-complex="normal"/>
    </style:style>
    <style:style style:name="T80" style:family="text">
      <style:text-properties fo:font-variant="normal" fo:text-transform="none" fo:color="#000000" loext:opacity="100%" style:font-name="Liberation Mono" fo:font-size="12pt" fo:letter-spacing="normal" fo:font-weight="bold" officeooo:rsid="0016c79b" style:font-size-asian="12pt" style:font-weight-asian="bold" style:font-name-complex="Lohit Telugu" style:font-size-complex="12pt" style:font-style-complex="normal" style:font-weight-complex="bold"/>
    </style:style>
    <style:style style:name="T81" style:family="text">
      <style:text-properties fo:font-variant="normal" fo:text-transform="none" fo:color="#000000" loext:opacity="100%" style:font-name="Liberation Mono" fo:font-size="12pt" fo:letter-spacing="normal" fo:font-weight="bold" officeooo:rsid="00177111" style:font-size-asian="12pt" style:font-weight-asian="bold" style:font-name-complex="Lohit Telugu" style:font-size-complex="12pt" style:font-style-complex="normal" style:font-weight-complex="bold"/>
    </style:style>
    <style:style style:name="T82" style:family="text">
      <style:text-properties fo:font-variant="normal" fo:text-transform="none" fo:color="#000000" loext:opacity="100%" style:font-name="Liberation Mono" fo:font-size="12pt" fo:letter-spacing="normal" fo:font-weight="bold" officeooo:rsid="0016c79b" style:font-size-asian="12pt" style:font-weight-asian="bold" style:font-name-complex="Liberation Mono" style:font-size-complex="12pt" style:font-style-complex="normal" style:font-weight-complex="bold"/>
    </style:style>
    <style:style style:name="T83" style:family="text">
      <style:text-properties fo:font-variant="normal" fo:text-transform="none" fo:color="#000000" loext:opacity="100%" style:font-name="Liberation Mono" fo:font-size="12pt" fo:letter-spacing="normal" fo:font-weight="bold" officeooo:rsid="00177111" style:font-size-asian="12pt" style:font-weight-asian="bold" style:font-name-complex="Liberation Mono" style:font-size-complex="12pt" style:font-style-complex="normal" style:font-weight-complex="bold"/>
    </style:style>
    <style:style style:name="T84" style:family="text">
      <style:text-properties fo:font-variant="normal" fo:text-transform="none" fo:color="#000000" loext:opacity="100%" style:font-name="Liberation Mono" fo:font-size="12pt" fo:letter-spacing="normal" fo:font-weight="bold" officeooo:rsid="001de8a1" style:font-size-asian="12pt" style:font-weight-asian="bold" style:font-name-complex="Liberation Mono" style:font-size-complex="12pt" style:font-style-complex="normal" style:font-weight-complex="bold"/>
    </style:style>
    <style:style style:name="T85" style:family="text">
      <style:text-properties fo:font-variant="normal" fo:text-transform="none" fo:color="#000000" loext:opacity="100%" style:font-name="Liberation Mono" fo:font-size="12pt" fo:letter-spacing="normal" fo:font-weight="bold" officeooo:rsid="002e545f" style:font-size-asian="12pt" style:font-weight-asian="bold" style:font-name-complex="Liberation Mono" style:font-size-complex="12pt" style:font-style-complex="normal" style:font-weight-complex="bold"/>
    </style:style>
    <style:style style:name="T86" style:family="text">
      <style:text-properties fo:font-variant="normal" fo:text-transform="none" fo:color="#000000" loext:opacity="100%" style:font-name="Liberation Mono" fo:font-size="12pt" fo:letter-spacing="normal" fo:font-weight="bold" officeooo:rsid="00177111" style:font-size-asian="10.5pt" style:font-weight-asian="bold" style:font-name-complex="Lohit Telugu" style:font-size-complex="12pt" style:font-style-complex="normal" style:font-weight-complex="bold"/>
    </style:style>
    <style:style style:name="T87" style:family="text">
      <style:text-properties fo:font-variant="normal" fo:text-transform="none" fo:color="#000000" loext:opacity="100%" style:font-name="Liberation Mono" fo:font-size="12pt" fo:letter-spacing="normal" fo:font-weight="bold" officeooo:rsid="00183245" style:font-size-asian="10.5pt" style:font-weight-asian="bold" style:font-name-complex="Lohit Telugu" style:font-size-complex="12pt" style:font-style-complex="normal" style:font-weight-complex="bold"/>
    </style:style>
    <style:style style:name="T88" style:family="text">
      <style:text-properties fo:font-variant="normal" fo:text-transform="none" fo:color="#000000" loext:opacity="100%" style:font-name="Liberation Mono" fo:font-size="12pt" fo:letter-spacing="normal" fo:font-weight="bold" officeooo:rsid="0016c79b" style:font-size-asian="10.5pt" style:font-weight-asian="bold" style:font-name-complex="Liberation Mono" style:font-size-complex="12pt" style:font-style-complex="normal" style:font-weight-complex="bold"/>
    </style:style>
    <style:style style:name="T89" style:family="text">
      <style:text-properties fo:font-variant="normal" fo:text-transform="none" fo:color="#000000" loext:opacity="100%" style:font-name="Liberation Mono" fo:font-size="12pt" fo:letter-spacing="normal" fo:font-style="italic" fo:font-weight="bold" officeooo:rsid="0016c79b" style:font-size-asian="10.5pt" style:font-style-asian="italic" style:font-weight-asian="bold" style:font-name-complex="Lohit Telugu" style:font-size-complex="12pt" style:font-style-complex="italic" style:font-weight-complex="bold"/>
    </style:style>
    <style:style style:name="T90" style:family="text">
      <style:text-properties fo:font-variant="normal" fo:text-transform="none" fo:color="#000000" loext:opacity="100%" style:font-name="Liberation Mono" fo:font-size="12pt" fo:letter-spacing="normal" fo:font-style="italic" fo:font-weight="bold" officeooo:rsid="0033d85a" style:font-size-asian="10.5pt" style:font-style-asian="italic" style:font-weight-asian="bold" style:font-name-complex="Lohit Telugu" style:font-size-complex="12pt" style:font-style-complex="italic" style:font-weight-complex="bold"/>
    </style:style>
    <style:style style:name="T91" style:family="text">
      <style:text-properties fo:font-variant="normal" fo:text-transform="none" fo:color="#000000" loext:opacity="100%" style:font-name="Liberation Mono" fo:font-size="12pt" fo:letter-spacing="normal" fo:font-style="italic" fo:font-weight="bold" officeooo:rsid="002e545f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92" style:family="text">
      <style:text-properties fo:font-variant="normal" fo:text-transform="none" fo:color="#000000" loext:opacity="100%" style:font-name="Liberation Mono" fo:font-size="14pt" fo:letter-spacing="normal" fo:font-style="normal" fo:font-weight="bold" officeooo:rsid="0026ba2b" style:font-size-asian="14pt" style:font-weight-asian="bold" style:font-name-complex="Lohit Telugu" style:font-size-complex="14pt" style:font-style-complex="normal" style:font-weight-complex="bold"/>
    </style:style>
    <style:style style:name="T93" style:family="text">
      <style:text-properties fo:font-variant="normal" fo:text-transform="none" fo:color="#d1d5db" loext:opacity="100%" style:font-name="S hne" fo:font-size="12pt" fo:letter-spacing="normal" fo:font-style="normal" fo:font-weight="normal" officeooo:rsid="0021c327" style:font-size-asian="12pt" style:font-weight-asian="normal" style:font-name-complex="Lohit Telugu" style:font-size-complex="12pt" style:font-style-complex="normal" style:font-weight-complex="normal"/>
    </style:style>
    <style:style style:name="T94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* </text:span></text:span><text:span text:style-name="Strong_20_Emphasis"><text:span text:style-name="T1">శ్రీ రామాయణం</text:span></text:span><text:span text:style-name="Strong_20_Emphasis"><text:span text:style-name="T3"> *</text:span></text:span></text:p>
      <text:p text:style-name="P1"><text:span text:style-name="Strong_20_Emphasis"><text:span text:style-name="T3"/></text:span></text:p>
      <text:p text:style-name="P9"><text:span text:style-name="Strong_20_Emphasis"><text:span text:style-name="T56">Shri Ramayanam, as it’s name suggests can be </text:span></text:span><text:span text:style-name="Strong_20_Emphasis"><text:span text:style-name="T61">directly</text:span></text:span><text:span text:style-name="Strong_20_Emphasis"><text:span text:style-name="T59"> translated</text:span></text:span><text:span text:style-name="Strong_20_Emphasis"><text:span text:style-name="T56"> as </text:span></text:span><text:span text:style-name="Strong_20_Emphasis"><text:span text:style-name="T90">T</text:span></text:span><text:span text:style-name="Strong_20_Emphasis"><text:span text:style-name="T89">he way of Shri Rama</text:span></text:span><text:span text:style-name="Strong_20_Emphasis"><text:span text:style-name="T56">. </text:span></text:span><text:span text:style-name="Strong_20_Emphasis"><text:span text:style-name="T61">In </text:span></text:span><text:span text:style-name="Strong_20_Emphasis"><text:span text:style-name="T63">"</text:span></text:span><text:span text:style-name="Strong_20_Emphasis"><text:span text:style-name="T82">శ్రీ రామాయణం"</text:span></text:span><text:span text:style-name="Strong_20_Emphasis"><text:span text:style-name="T80"> </text:span></text:span><text:span text:style-name="Strong_20_Emphasis"><text:span text:style-name="T72">the word</text:span></text:span></text:p>
      <text:p text:style-name="P9"><text:span text:style-name="Strong_20_Emphasis"><text:span text:style-name="T64"><text:s/>"</text:span></text:span><text:span text:style-name="Strong_20_Emphasis"><text:span text:style-name="T82">అయణం" </text:span></text:span><text:span text:style-name="Strong_20_Emphasis"><text:span text:style-name="T79">roughly translates to</text:span></text:span><text:span text:style-name="Strong_20_Emphasis"><text:span text:style-name="T85"> </text:span></text:span><text:span text:style-name="Strong_20_Emphasis"><text:span text:style-name="T91">path</text:span></text:span><text:span text:style-name="Strong_20_Emphasis"><text:span text:style-name="T56">, th</text:span></text:span><text:span text:style-name="Strong_20_Emphasis"><text:span text:style-name="T57">is </text:span></text:span><text:span text:style-name="Strong_20_Emphasis"><text:span text:style-name="T60">24,000 versed</text:span></text:span><text:span text:style-name="Strong_20_Emphasis"><text:span text:style-name="T56"> </text:span></text:span><text:span text:style-name="Strong_20_Emphasis"><text:span text:style-name="T88">అది కావ్య ఇతిహాసం</text:span></text:span><text:span text:style-name="Strong_20_Emphasis"><text:span text:style-name="T83">(</text:span></text:span><text:span text:style-name="Strong_20_Emphasis"><text:span text:style-name="T65">first recorded histor</text:span></text:span><text:span text:style-name="Strong_20_Emphasis"><text:span text:style-name="T71">ical</text:span></text:span><text:span text:style-name="Strong_20_Emphasis"><text:span text:style-name="T65"> poetry of Sanskrit literature</text:span></text:span><text:span text:style-name="Strong_20_Emphasis"><text:span text:style-name="T81">)</text:span></text:span><text:span text:style-name="Strong_20_Emphasis"><text:span text:style-name="T86"> </text:span></text:span><text:span text:style-name="Strong_20_Emphasis"><text:span text:style-name="T57">describes</text:span></text:span><text:span text:style-name="Strong_20_Emphasis"><text:span text:style-name="T56"> the way </text:span></text:span><text:span text:style-name="Strong_20_Emphasis"><text:span text:style-name="T62">how</text:span></text:span><text:span text:style-name="Strong_20_Emphasis"><text:span text:style-name="T56"> Shri Rama lived his life virtuously </text:span></text:span><text:span text:style-name="Strong_20_Emphasis"><text:span text:style-name="T57">paving a path to the mankind.</text:span></text:span></text:p>
      <text:p text:style-name="P9"><text:span text:style-name="Strong_20_Emphasis"><text:span text:style-name="T57"/></text:span></text:p>
      <text:p text:style-name="P3"><text:span text:style-name="Strong_20_Emphasis"><text:span text:style-name="T57"/></text:span></text:p>
      <text:p text:style-name="P5"><text:span text:style-name="Strong_20_Emphasis"><text:span text:style-name="T17">The Vedas are timeless, with no specific author. The Vedas are profound, and cannot be easily understood. The </text:span></text:span><text:span text:style-name="Strong_20_Emphasis"><text:span text:style-name="T33">assistance</text:span></text:span><text:span text:style-name="Strong_20_Emphasis"><text:span text:style-name="T17"> of a learned preceptor is needed to help one comprehend the full implication of any Vedic passage. </text:span></text:span><text:span text:style-name="Strong_20_Emphasis"><text:span text:style-name="T58">As the great sage </text:span></text:span><text:span text:style-name="Strong_20_Emphasis"><text:span text:style-name="T87">Veda Vyasa</text:span></text:span><text:span text:style-name="Strong_20_Emphasis"><text:span text:style-name="T58"> quoted in MahaBharatham, </text:span></text:span></text:p>
      <text:p text:style-name="P4"><text:span text:style-name="Strong_20_Emphasis"><text:span text:style-name="T58">"</text:span></text:span><text:span text:style-name="Strong_20_Emphasis"><text:span text:style-name="T87">ఇతిహాస పురాణభ్యాం వేదం సముపబ్రంహయేత్"</text:span></text:span></text:p>
      <text:p text:style-name="P4"><text:span text:style-name="Strong_20_Emphasis"><text:span text:style-name="T17"><text:s/></text:span></text:span><text:span text:style-name="Strong_20_Emphasis"><text:span text:style-name="T33">It</text:span></text:span><text:span text:style-name="Strong_20_Emphasis"><text:span text:style-name="T17"> </text:span></text:span><text:span text:style-name="Strong_20_Emphasis"><text:span text:style-name="T37">suggests</text:span></text:span><text:span text:style-name="Strong_20_Emphasis"><text:span text:style-name="T17">, “one must study the Itihasas and Puranas, in addition to the Vedas. The reason is to enable a correct interpretation of the Vedas”, said </text:span></text:span><text:span text:style-name="Strong_20_Emphasis"><text:span text:style-name="T54">M.A. Venkatakrishnan</text:span></text:span><text:span text:style-name="Strong_20_Emphasis"><text:span text:style-name="T17"> in a discourse. </text:span></text:span><text:span text:style-name="Strong_20_Emphasis"><text:span text:style-name="T19">Every aspect of this poetry holds a profound significance beyond its surface appearance. Considering Shri Ramayanam as the essence of the Vedas and reading it through that lens can elevate one's virtues and provide a heightened understanding of this epic masterpiece.</text:span></text:span></text:p>
      <text:p text:style-name="P4"><text:span text:style-name="Strong_20_Emphasis"><text:span text:style-name="T66"/></text:span></text:p>
      <text:p text:style-name="P4"><text:span text:style-name="Strong_20_Emphasis"><text:span text:style-name="T66"/></text:span></text:p>
      <text:p text:style-name="P11"><text:span text:style-name="Strong_20_Emphasis"><text:span text:style-name="T67">Due to their </text:span></text:span><text:span text:style-name="Strong_20_Emphasis"><text:span text:style-name="T77">greate intricate nature</text:span></text:span><text:span text:style-name="Strong_20_Emphasis"><text:span text:style-name="T67">, understanding the Vedas is a tedious job to the </text:span></text:span><text:span text:style-name="Strong_20_Emphasis"><text:span text:style-name="T68">greatest among the learned too </text:span></text:span><text:span text:style-name="Strong_20_Emphasis"><text:span text:style-name="T71">b</text:span></text:span><text:span text:style-name="Strong_20_Emphasis"><text:span text:style-name="T68">esides, Vedas are also called as</text:span></text:span><text:span text:style-name="Strong_20_Emphasis"><text:span text:style-name="T10"> </text:span></text:span><text:span text:style-name="Strong_20_Emphasis"><text:span text:style-name="T84">"ప్రభు సమ్హిత",</text:span></text:span><text:span text:style-name="Strong_20_Emphasis"><text:span text:style-name="T11"> </text:span></text:span><text:span text:style-name="Strong_20_Emphasis"><text:span text:style-name="T76">as they</text:span></text:span><text:span text:style-name="Strong_20_Emphasis"><text:span text:style-name="T12"> </text:span></text:span><text:span text:style-name="Strong_20_Emphasis"><text:span text:style-name="T38">are characterized by a structured discourse resembling authoritative commands from a superior to a subordinate. </text:span></text:span><text:span text:style-name="Strong_20_Emphasis"><text:span text:style-name="T39">In contrast</text:span></text:span><text:span text:style-name="Strong_20_Emphasis"><text:span text:style-name="T68"> the Ithihasas &amp; Puranas are called as</text:span></text:span></text:p>
      <text:p text:style-name="P12"><text:span text:style-name="Strong_20_Emphasis"><text:span text:style-name="T68"><text:s/></text:span></text:span><text:span text:style-name="Strong_20_Emphasis"><text:span text:style-name="T84">“మిత్ర సమ్హిత”, </text:span></text:span><text:span text:style-name="Strong_20_Emphasis"><text:span text:style-name="T69">as </text:span></text:span><text:span text:style-name="Strong_20_Emphasis"><text:span text:style-name="T76">they </text:span></text:span><text:span text:style-name="Strong_20_Emphasis"><text:span text:style-name="T40">adopt a more amicable and advisory tone, fostering a compelling and relatable engagement with the readers, </text:span></text:span><text:span text:style-name="Strong_20_Emphasis"><text:span text:style-name="T39">making Ithihasass &amp; Puranas closer to their hearts</text:span></text:span><text:span text:style-name="Strong_20_Emphasis"><text:span text:style-name="T69">. </text:span></text:span><text:span text:style-name="Strong_20_Emphasis"><text:span text:style-name="T47">The purpose behind these observations is not merely to </text:span></text:span><text:span text:style-name="Strong_20_Emphasis"><text:span text:style-name="T49">de-</text:span></text:span><text:span text:style-name="Strong_20_Emphasis"><text:span text:style-name="T47">elevate the stature of </text:span></text:span><text:span text:style-name="Strong_20_Emphasis"><text:span text:style-name="T49">the Vedas</text:span></text:span><text:span text:style-name="Strong_20_Emphasis"><text:span text:style-name="T47">, </text:span></text:span><text:span text:style-name="Strong_20_Emphasis"><text:span text:style-name="T49">how can one </text:span></text:span><text:span text:style-name="Strong_20_Emphasis"><text:span text:style-name="T50">even </text:span></text:span><text:span text:style-name="Strong_20_Emphasis"><text:span text:style-name="T49">diminish the </text:span></text:span><text:span text:style-name="Strong_20_Emphasis"><text:span text:style-name="T50">stature of </text:span></text:span><text:span text:style-name="Strong_20_Emphasis"><text:span text:style-name="T49">ParahBrahma?</text:span></text:span><text:span text:style-name="Strong_20_Emphasis"><text:span text:style-name="T47"> Recognizing that the complexity of the Vedas may pose challenges for contemporary readers, </text:span></text:span><text:span text:style-name="Strong_20_Emphasis"><text:span text:style-name="T48">as </text:span></text:span><text:span text:style-name="Strong_20_Emphasis"><text:span text:style-name="T47">the art of understanding such great &amp; </text:span></text:span><text:span text:style-name="Strong_20_Emphasis"><text:span text:style-name="T48">intricate</text:span></text:span><text:span text:style-name="Strong_20_Emphasis"><text:span text:style-name="T47"> work is long past and Shri Ramayanam's friendlier approach makes it relatable and relevant for contemporary readers. </text:span></text:span><text:span text:style-name="Strong_20_Emphasis"><text:span text:style-name="T46">Shri Ramayanam is not to be underestimated in terms of its literary intricacy; it possesses its own profound complexity. However, when juxtaposed with the Vedas, it is perceived as comparatively less intricate.</text:span></text:span><text:span text:style-name="Strong_20_Emphasis"><text:span text:style-name="T74"> So, understanding the correct essence of Shri Ramayanam, is itself a tedious job and </text:span></text:span><text:span text:style-name="Strong_20_Emphasis"><text:span text:style-name="T41">thorough guidance and elaboration from a </text:span></text:span><text:span text:style-name="Strong_20_Emphasis"><text:span text:style-name="T42">knowledgeable</text:span></text:span><text:span text:style-name="Strong_20_Emphasis"><text:span text:style-name="T74"> </text:span></text:span><text:soft-page-break/><text:span text:style-name="Strong_20_Emphasis"><text:span text:style-name="T77">teache</text:span></text:span><text:span text:style-name="Strong_20_Emphasis"><text:span text:style-name="T78">r(</text:span></text:span><text:span text:style-name="Strong_20_Emphasis"><text:span text:style-name="T77">Guru</text:span></text:span><text:span text:style-name="Strong_20_Emphasis"><text:span text:style-name="T78">)</text:span></text:span><text:span text:style-name="Strong_20_Emphasis"><text:span text:style-name="T74"> </text:span></text:span><text:span text:style-name="Strong_20_Emphasis"><text:span text:style-name="T75">is needed</text:span></text:span><text:span text:style-name="Strong_20_Emphasis"><text:span text:style-name="T74">. </text:span></text:span><text:span text:style-name="Strong_20_Emphasis"><text:span text:style-name="T73">T</text:span></text:span><text:span text:style-name="Strong_20_Emphasis"><text:span text:style-name="T70">hus, </text:span></text:span><text:span text:style-name="Strong_20_Emphasis"><text:span text:style-name="T22">Shri Ramayanam emerges as a conduit, providing a bridge for individuals to access and appreciate the profound wisdom inherent in specific facets of the Vedas.</text:span></text:span></text:p>
      <text:p text:style-name="P7"><text:span text:style-name="Strong_20_Emphasis"><text:span text:style-name="T22"/></text:span></text:p>
      <text:p text:style-name="P7"><text:span text:style-name="Strong_20_Emphasis"><text:span text:style-name="T22"/></text:span></text:p>
      <text:p text:style-name="P10"><text:span text:style-name="Strong_20_Emphasis"><text:span text:style-name="T22">Therefore, I urge readers to approach </text:span></text:span><text:span text:style-name="Strong_20_Emphasis"><text:span text:style-name="T30">Shri</text:span></text:span><text:span text:style-name="Strong_20_Emphasis"><text:span text:style-name="T22"> Ramayanam not just as</text:span></text:span><text:span text:style-name="Strong_20_Emphasis"><text:span text:style-name="T18"> a </text:span></text:span><text:span text:style-name="Strong_20_Emphasis"><text:span text:style-name="T22">noble</text:span></text:span><text:span text:style-name="Strong_20_Emphasis"><text:span text:style-name="T20">, </text:span></text:span><text:span text:style-name="Strong_20_Emphasis"><text:span text:style-name="T18">moral dictating poetry, </text:span></text:span><text:span text:style-name="Strong_20_Emphasis"><text:span text:style-name="T19">but a</text:span></text:span><text:span text:style-name="Strong_20_Emphasis"><text:span text:style-name="T21">lso as</text:span></text:span><text:span text:style-name="Strong_20_Emphasis"><text:span text:style-name="T19"> </text:span></text:span><text:span text:style-name="Strong_20_Emphasis"><text:span text:style-name="T18">the </text:span></text:span><text:span text:style-name="Strong_20_Emphasis"><text:span text:style-name="T21">sacred work conveying the </text:span></text:span><text:span text:style-name="Strong_20_Emphasis"><text:span text:style-name="T24">message</text:span></text:span><text:span text:style-name="Strong_20_Emphasis"><text:span text:style-name="T21"> of</text:span></text:span><text:span text:style-name="Strong_20_Emphasis"><text:span text:style-name="T18"> Vedas </text:span></text:span><text:span text:style-name="Strong_20_Emphasis"><text:span text:style-name="T21">which are</text:span></text:span><text:span text:style-name="Strong_20_Emphasis"><text:span text:style-name="T18"> the manifestation of </text:span></text:span><text:span text:style-name="Strong_20_Emphasis"><text:span text:style-name="T19">the </text:span></text:span><text:span text:style-name="Strong_20_Emphasis"><text:span text:style-name="T18">Para</text:span></text:span><text:span text:style-name="Strong_20_Emphasis"><text:span text:style-name="T24">hB</text:span></text:span><text:span text:style-name="Strong_20_Emphasis"><text:span text:style-name="T18">rahma. </text:span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3"><text:span text:style-name="Strong_20_Emphasis"><text:span text:style-name="T23">May Shri Ramayanam become a conduit through which the profound teachings of the Vedas are extended to the broader audience, ensuring accessibility for every individual.</text:span></text:span><text:span text:style-name="Strong_20_Emphasis"><text:span text:style-name="T93">. </text:span></text:span><text:span text:style-name="Strong_20_Emphasis"><text:span text:style-name="T43">S</text:span></text:span><text:span text:style-name="Strong_20_Emphasis"><text:span text:style-name="T34">uch is our fortune, invaluable gift of wisdom</text:span></text:span><text:span text:style-name="Strong_20_Emphasis"><text:span text:style-name="T43">(Vedas)</text:span></text:span><text:span text:style-name="Strong_20_Emphasis"><text:span text:style-name="T34"> have bestowed upon us</text:span></text:span><text:span text:style-name="Strong_20_Emphasis"><text:span text:style-name="T23">.</text:span></text:span></text:p>
      <text:p text:style-name="P13"><text:span text:style-name="Strong_20_Emphasis"><text:span text:style-name="T23"/></text:span></text:p>
      <text:p text:style-name="P7"><text:span text:style-name="Strong_20_Emphasis"><text:span text:style-name="T23"/></text:span></text:p>
      <text:p text:style-name="P14"><text:span text:style-name="Strong_20_Emphasis"><text:span text:style-name="T36">It’s crucial to note</text:span></text:span><text:span text:style-name="Strong_20_Emphasis"><text:span text:style-name="T24"> that, this document serves as a </text:span></text:span><text:span text:style-name="Strong_20_Emphasis"><text:span text:style-name="T36">simple </text:span></text:span><text:span text:style-name="Strong_20_Emphasis"><text:span text:style-name="T24">translation of Shri Ramayanam, word by word. The translations are also not of my own making, but is what I learnt from reading </text:span></text:span><text:span text:style-name="Strong_20_Emphasis"><text:span text:style-name="T25">the English translations of </text:span></text:span><text:span text:style-name="Strong_20_Emphasis"><text:span text:style-name="T24">various </text:span></text:span><text:span text:style-name="Strong_20_Emphasis"><text:span text:style-name="T25">Sanskrit </text:span></text:span><text:span text:style-name="Strong_20_Emphasis"><text:span text:style-name="T24">commentaries like the </text:span></text:span><text:span text:style-name="Strong_20_Emphasis"><text:span text:style-name="T52">Tirtha</text:span></text:span><text:span text:style-name="Strong_20_Emphasis"><text:span text:style-name="T25"> or </text:span></text:span><text:span text:style-name="Strong_20_Emphasis"><text:span text:style-name="T52">Tattvadipa</text:span></text:span><text:span text:style-name="Strong_20_Emphasis"><text:span text:style-name="T24">, by </text:span></text:span><text:span text:style-name="Strong_20_Emphasis"><text:span text:style-name="T52">Maheshwara Tirtha</text:span></text:span><text:span text:style-name="Strong_20_Emphasis"><text:span text:style-name="T25">, </text:span></text:span><text:span text:style-name="Strong_20_Emphasis"><text:span text:style-name="T52">Bhushana</text:span></text:span><text:span text:style-name="Strong_20_Emphasis"><text:span text:style-name="T25"> by </text:span></text:span><text:span text:style-name="Strong_20_Emphasis"><text:span text:style-name="T52">Govinda Raja</text:span></text:span><text:span text:style-name="Strong_20_Emphasis"><text:span text:style-name="T25">, </text:span></text:span><text:span text:style-name="Strong_20_Emphasis"><text:span text:style-name="T52">Amrta Kataka</text:span></text:span><text:span text:style-name="Strong_20_Emphasis"><text:span text:style-name="T25"> by </text:span></text:span><text:span text:style-name="Strong_20_Emphasis"><text:span text:style-name="T52">Madhava Yogin</text:span></text:span><text:span text:style-name="Strong_20_Emphasis"><text:span text:style-name="T25"> and </text:span></text:span><text:span text:style-name="Strong_20_Emphasis"><text:span text:style-name="T29">many more.</text:span></text:span><text:span text:style-name="Strong_20_Emphasis"><text:span text:style-name="T25"> </text:span></text:span><text:span text:style-name="Strong_20_Emphasis"><text:span text:style-name="T34">I</text:span></text:span><text:span text:style-name="Strong_20_Emphasis"><text:span text:style-name="T30">f my knowledge allows, </text:span></text:span><text:span text:style-name="Strong_20_Emphasis"><text:span text:style-name="T25">I definetely aspire to explore </text:span></text:span><text:span text:style-name="Strong_20_Emphasis"><text:span text:style-name="T36">direct</text:span></text:span><text:span text:style-name="Strong_20_Emphasis"><text:span text:style-name="T25"> Sanskrit commentaries in the future. </text:span></text:span><text:span text:style-name="Strong_20_Emphasis"><text:span text:style-name="T26">Not only the commentaries, </text:span></text:span><text:span text:style-name="Strong_20_Emphasis"><text:span text:style-name="T34">but </text:span></text:span><text:span text:style-name="Strong_20_Emphasis"><text:span text:style-name="T26">I also went through many English translations at various resources like the video lectures of </text:span></text:span><text:span text:style-name="Strong_20_Emphasis"><text:span text:style-name="T53">Shri Karanam Aravinda Rao</text:span></text:span><text:span text:style-name="Strong_20_Emphasis"><text:span text:style-name="T26"> and </text:span></text:span><text:span text:style-name="Strong_20_Emphasis"><text:span text:style-name="T27">some</text:span></text:span><text:span text:style-name="Strong_20_Emphasis"><text:span text:style-name="T26"> </text:span></text:span><text:span text:style-name="Strong_20_Emphasis"><text:span text:style-name="T27">online resources</text:span></text:span><text:span text:style-name="Strong_20_Emphasis"><text:span text:style-name="T26"> like </text:span></text:span><text:a xlink:type="simple" xlink:href="https://www.valmiki.iitk.ac.in/" text:style-name="Internet_20_link" text:visited-style-name="Visited_20_Internet_20_Link"><text:span text:style-name="Strong_20_Emphasis">https://www.valmiki.iitk.ac.in/</text:span></text:a><text:span text:style-name="Strong_20_Emphasis"><text:span text:style-name="T26"> <text:s/></text:span></text:span><text:a xlink:type="simple" xlink:href="https://www.valmikiramayan.net/" text:style-name="Internet_20_link" text:visited-style-name="Visited_20_Internet_20_Link"><text:span text:style-name="Strong_20_Emphasis">https://www.valmikiramayan.net/</text:span></text:a><text:span text:style-name="Strong_20_Emphasis"><text:span text:style-name="T26"> </text:span></text:span><text:span text:style-name="Strong_20_Emphasis"><text:span text:style-name="T36">for</text:span></text:span><text:span text:style-name="Strong_20_Emphasis"><text:span text:style-name="T26"> creating this </text:span></text:span><text:span text:style-name="Strong_20_Emphasis"><text:span text:style-name="T30">documentary</text:span></text:span><text:span text:style-name="Strong_20_Emphasis"><text:span text:style-name="T26"> by the knowledge </text:span></text:span><text:span text:style-name="Strong_20_Emphasis"><text:span text:style-name="T27">gained from those valuable resources. </text:span></text:span></text:p>
      <text:p text:style-name="P14"><text:span text:style-name="Strong_20_Emphasis"><text:span text:style-name="T27"/></text:span></text:p>
      <text:p text:style-name="P8"><text:span text:style-name="Strong_20_Emphasis"><text:span text:style-name="T27"/></text:span></text:p>
      <text:p text:style-name="P8"><text:span text:style-name="Strong_20_Emphasis"><text:span text:style-name="T27">This translation is the result of the efforts of an individual with a passion for Sanskrit literature, rather that of a scholarly expert. The goal is to gain and disseminate knowledge of </text:span></text:span><text:span text:style-name="Strong_20_Emphasis"><text:span text:style-name="T44">the supreme consciousness(</text:span></text:span><text:span text:style-name="Strong_20_Emphasis"><text:span text:style-name="T55">ParahBrahma</text:span></text:span><text:span text:style-name="Strong_20_Emphasis"><text:span text:style-name="T44">)</text:span></text:span><text:span text:style-name="Strong_20_Emphasis"><text:span text:style-name="T27">. Corrections, if necessary, are </text:span></text:span><text:span text:style-name="Strong_20_Emphasis"><text:span text:style-name="T45">heartfully</text:span></text:span><text:span text:style-name="Strong_20_Emphasis"><text:span text:style-name="T27"> welcomed and can be reported to </text:span></text:span><text:span text:style-name="Strong_20_Emphasis"><text:span text:style-name="T28">bayya.uk@gmail.com</text:span></text:span><text:span text:style-name="Strong_20_Emphasis"><text:span text:style-name="T27">. I </text:span></text:span><text:span text:style-name="Strong_20_Emphasis"><text:span text:style-name="T44">kindly &amp; heartfully bow down to salute</text:span></text:span><text:span text:style-name="Strong_20_Emphasis"><text:span text:style-name="T27"> the invaluable contributions of various resources that aided in creating this work. Recognizing the importance of a </text:span></text:span><text:span text:style-name="Strong_20_Emphasis"><text:span text:style-name="T44">Guru(</text:span></text:span><text:span text:style-name="Strong_20_Emphasis"><text:span text:style-name="T27">teacher's</text:span></text:span><text:span text:style-name="Strong_20_Emphasis"><text:span text:style-name="T44">)</text:span></text:span><text:span text:style-name="Strong_20_Emphasis"><text:span text:style-name="T27"> blessing to initiate any significant endeavor, I pay my respects to the almighty supreme Shiva, considering </text:span></text:span><text:span text:style-name="Strong_20_Emphasis"><text:span text:style-name="T44">h</text:span></text:span><text:span text:style-name="Strong_20_Emphasis"><text:span text:style-name="T27">im as my guru, as I commence this work with profound reverence.</text:span></text:span></text:p>
      <text:p text:style-name="P8"><text:span text:style-name="Strong_20_Emphasis"><text:span text:style-name="T92"/></text:span></text:p>
      <text:p text:style-name="P8"><text:span text:style-name="Strong_20_Emphasis"><text:span text:style-name="T92"/></text:span></text:p>
      <text:p text:style-name="P8"><text:span text:style-name="Strong_20_Emphasis"><text:span text:style-name="T92"/></text:span></text:p>
      <text:p text:style-name="P8"><text:span text:style-name="Strong_20_Emphasis"><text:span text:style-name="T92"/></text:span></text:p>
      <text:p text:style-name="P8"><text:span text:style-name="Strong_20_Emphasis"><text:span text:style-name="T92"/></text:span></text:p>
      <text:p text:style-name="P8"><text:span text:style-name="Strong_20_Emphasis"><text:span text:style-name="T92"/></text:span></text:p>
      <text:p text:style-name="P8"><text:soft-page-break/><text:span text:style-name="Strong_20_Emphasis"><text:span text:style-name="T92">శివాయ గురవే నమః</text:span></text:span></text:p>
      <text:p text:style-name="P8"><text:span text:style-name="Strong_20_Emphasis"><text:span text:style-name="T92"/></text:span></text:p>
      <text:p text:style-name="P16"><text:span text:style-name="Strong_20_Emphasis"><text:span text:style-name="T92">వందే దేవముమాపతిమ్ సురగురుమ్ వందే జగత్ కారణం వందే పన్నగ భూషణం మృగధరం</text:span></text:span></text:p>
      <text:p text:style-name="P16"><text:span text:style-name="Strong_20_Emphasis"><text:span text:style-name="T92">వందే పశునాం పతిం వందే సూర్య శశాంక వహ్ని నయనం వందే ముకుంద ప్రియం </text:span></text:span></text:p>
      <text:p text:style-name="P16"><text:span text:style-name="Strong_20_Emphasis"><text:span text:style-name="T92">వందే భక్త జనాశ్రయ చ వరదం వందే శివం శంకరం</text:span></text:span></text:p>
      <text:p text:style-name="P16"><text:span text:style-name="Strong_20_Emphasis"><text:span text:style-name="T92"/></text:span></text:p>
      <text:p text:style-name="P16"><text:span text:style-name="Strong_20_Emphasis"><text:span text:style-name="T31">Salutations to the Lord(husband) of Uma, to the teacher of Gods. Salutations to the one who is the cause of the entire Universe.</text:span></text:span></text:p>
      <text:p text:style-name="P16"><text:span text:style-name="Strong_20_Emphasis"><text:span text:style-name="T31">Salutations to the one who is decorated by the serpents, to the one holding a symbol of antelope in his hand.</text:span></text:span></text:p>
      <text:p text:style-name="P16"><text:span text:style-name="Strong_20_Emphasis"><text:span text:style-name="T31">Salutations </text:span></text:span><text:span text:style-name="Strong_20_Emphasis"><text:span text:style-name="T32">to the Lord of beasts(animals).</text:span></text:span></text:p>
      <text:p text:style-name="P17"><text:span text:style-name="Strong_20_Emphasis"><text:span text:style-name="T32">Salutations to the one with Sun, Moon &amp; Fire as his eyes.</text:span></text:span></text:p>
      <text:p text:style-name="P17"><text:span text:style-name="Strong_20_Emphasis"><text:span text:style-name="T32">Salutations to the beloved of Lord Vishnu.</text:span></text:span></text:p>
      <text:p text:style-name="P17"><text:span text:style-name="Strong_20_Emphasis"><text:span text:style-name="T32">Salutations to the one who showers boons on to the devotees who t</text:span></text:span><text:span text:style-name="Strong_20_Emphasis"><text:span text:style-name="T35">ake</text:span></text:span><text:span text:style-name="Strong_20_Emphasis"><text:span text:style-name="T32"> refugee in thee.</text:span></text:span></text:p>
      <text:p text:style-name="P6"><text:span text:style-name="Strong_20_Emphasis"><text:span text:style-name="T3"/></text:span></text:p>
      <text:p text:style-name="P6"><text:span text:style-name="Strong_20_Emphasis"><text:span text:style-name="T3"/></text:span></text:p>
      <text:p text:style-name="P6"><text:span text:style-name="Strong_20_Emphasis"><text:span text:style-name="T3"/></text:span></text:p>
      <text:p text:style-name="P6"><text:span text:style-name="Strong_20_Emphasis"><text:span text:style-name="T3"/></text:span></text:p>
      <text:p text:style-name="P6"><text:span text:style-name="Strong_20_Emphasis"><text:span text:style-name="T3"/></text:span></text:p>
      <text:p text:style-name="P6"><text:span text:style-name="Strong_20_Emphasis"><text:span text:style-name="T3"/></text:span></text:p>
      <text:p text:style-name="P6"><text:span text:style-name="Strong_20_Emphasis"><text:span text:style-name="T3"/></text:span></text:p>
      <text:p text:style-name="P6"><text:span text:style-name="Strong_20_Emphasis"><text:span text:style-name="T3"/></text:span></text:p>
      <text:p text:style-name="P6"><text:span text:style-name="Strong_20_Emphasis"><text:span text:style-name="T3"/></text:span></text:p>
      <text:p text:style-name="P6"><text:span text:style-name="Strong_20_Emphasis"><text:span text:style-name="T3"/></text:span></text:p>
      <text:p text:style-name="P6"><text:span text:style-name="Strong_20_Emphasis"><text:span text:style-name="T3"/></text:span></text:p>
      <text:p text:style-name="P6"><text:soft-page-break/><text:span text:style-name="Strong_20_Emphasis"><text:span text:style-name="T3">* బాల కాండం: </text:span></text:span><text:span text:style-name="Strong_20_Emphasis"><text:span text:style-name="T94">ప్రథమ సర్గం</text:span></text:span><text:span text:style-name="Strong_20_Emphasis"> </text:span><text:span text:style-name="Strong_20_Emphasis"><text:span text:style-name="T3">*</text:span></text:span></text:p>
      <text:p text:style-name="P6"><text:span text:style-name="Strong_20_Emphasis"><text:span text:style-name="T3"/></text:span></text:p>
      <text:p text:style-name="P15"><text:span text:style-name="Strong_20_Emphasis"><text:span text:style-name="T4">తపస్స్వాధ్యాయనిరతం తపస్వీ వాగ్విదాం</text:span></text:span><text:span text:style-name="Strong_20_Emphasis"><text:span text:style-name="T6"> </text:span></text:span><text:span text:style-name="Strong_20_Emphasis"><text:span text:style-name="T4">వరమ్</text:span></text:span><text:span text:style-name="Strong_20_Emphasis"><text:span text:style-name="T6"> </text:span></text:span><text:span text:style-name="Strong_20_Emphasis"><text:span text:style-name="T7">.</text:span></text:span><text:span text:style-name="Strong_20_Emphasis"><text:span text:style-name="T6"><text:line-break/></text:span></text:span><text:span text:style-name="Strong_20_Emphasis"><text:span text:style-name="T4">నారదం</text:span></text:span><text:span text:style-name="Strong_20_Emphasis"><text:span text:style-name="T6"> </text:span></text:span><text:span text:style-name="Strong_20_Emphasis"><text:span text:style-name="T4">పరిపప్రచ్ఛ</text:span></text:span><text:span text:style-name="Strong_20_Emphasis"><text:span text:style-name="T6"> </text:span></text:span><text:span text:style-name="Strong_20_Emphasis"><text:span text:style-name="T4">వాల్మీకిర్మునిపుఙ్గవమ్</text:span></text:span><text:span text:style-name="Strong_20_Emphasis"><text:span text:style-name="T6"> </text:span></text:span><text:span text:style-name="Strong_20_Emphasis"><text:span text:style-name="T5">||</text:span></text:span><text:span text:style-name="Strong_20_Emphasis"><text:span text:style-name="T7">1.1.1</text:span></text:span><text:span text:style-name="Strong_20_Emphasis"><text:span text:style-name="T8">||</text:span></text:span></text:p>
      <text:p text:style-name="P2"><text:span text:style-name="Strong_20_Emphasis"><text:span text:style-name="T9">[</text:span></text:span><text:span text:style-name="Strong_20_Emphasis"><text:span text:style-name="T13">ascetic, sage Valmiki, </text:span></text:span><text:span text:style-name="Strong_20_Emphasis"><text:span text:style-name="T14">to heat/shine (or) religious austerity (or) to suffer the body undergo penance</text:span></text:span><text:span text:style-name="Strong_20_Emphasis"><text:span text:style-name="T13">, </text:span></text:span><text:span text:style-name="Strong_20_Emphasis"><text:span text:style-name="T14">reading the Vedas (or) reciting to oneself, ever (or) always, </text:span></text:span><text:span text:style-name="Strong_20_Emphasis"><text:span text:style-name="T51">వాక్</text:span></text:span><text:span text:style-name="Strong_20_Emphasis"><text:span text:style-name="T14"> - </text:span></text:span><text:span text:style-name="Strong_20_Emphasis"><text:span text:style-name="T15">in speaking (or) in enunciation, </text:span></text:span><text:span text:style-name="Strong_20_Emphasis"><text:span text:style-name="T16">wise (or) best/expert, sublime (or) best, </text:span></text:span><text:span text:style-name="Strong_20_Emphasis"><text:span text:style-name="T9">]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Telugu" svg:font-family="'Lohit Telugu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12:10:05.392643454</meta:creation-date>
    <dc:date>2024-04-01T21:22:06.284027197</dc:date>
    <meta:editing-duration>PT1H51M38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4" meta:paragraph-count="25" meta:word-count="868" meta:character-count="5346" meta:non-whitespace-character-count="4495"/>
  </office:meta>
</office:document-meta>
</file>